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C32362E53F69C13D.png" manifest:media-type="image/png"/>
  <manifest:file-entry manifest:full-path="Pictures/1000000000000CEC000009B16D3849F3A43CBBBC.png" manifest:media-type="image/png"/>
  <manifest:file-entry manifest:full-path="Pictures/TablePreview1.svm" manifest:media-type=""/>
  <manifest:file-entry manifest:full-path="Pictures/100000000000015200000109E3C6C5378A3B6F4E.png" manifest:media-type="image/png"/>
  <manifest:file-entry manifest:full-path="Pictures/10000000000003E40000039197FE2B6D6E791F6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2" svg:font-family="'ＭＳ 明朝'" style:font-adornments="標準" style:font-family-generic="roma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ＭＳ 明朝" svg:font-family="'ＭＳ 明朝'" style:font-family-generic="roman" style:font-pitch="variable"/>
    <style:font-face style:name="ＭＳ 明朝1" svg:font-family="'ＭＳ 明朝'" style:font-adornments="標準" style:font-family-generic="roman" style:font-pitch="variable"/>
    <style:font-face style:name="ＭＳ Ｐ明朝" svg:font-family="'ＭＳ Ｐ明朝'" style:font-family-generic="roman" style:font-pitch="variable"/>
    <style:font-face style:name="ＭＳ Ｐ明朝1" svg:font-family="'ＭＳ Ｐ明朝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ＭＳ 明朝3" svg:font-family="'ＭＳ 明朝'" style:font-family-generic="system" style:font-pitch="variable"/>
    <style:font-face style:name="ＭＳ 明朝4" svg:font-family="'ＭＳ 明朝'" style:font-adornments="標準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2" svg:font-family="'ＭＳ Ｐ明朝'" style:font-family-generic="system" style:font-pitch="variable"/>
    <style:font-face style:name="ＭＳ Ｐ明朝3" svg:font-family="'ＭＳ Ｐ明朝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9cm" fo:min-width="9.4cm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3.36cm" fo:min-width="10.168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3.36cm" fo:min-width="10.168cm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12.269cm" style:use-optimal-column-width="false"/>
    </style:style>
    <style:style style:name="co2" style:family="table-column">
      <style:table-column-properties style:column-width="11.043cm" style:use-optimal-column-width="false"/>
    </style:style>
    <style:style style:name="co3" style:family="table-column">
      <style:table-column-properties style:column-width="0.6cm" style:use-optimal-column-width="false"/>
    </style:style>
    <style:style style:name="ro1" style:family="table-row">
      <style:table-row-properties style:row-height="1.48cm"/>
    </style:style>
    <style:style style:name="ro2" style:family="table-row">
      <style:table-row-properties style:row-height="1.776cm"/>
    </style:style>
    <style:style style:name="ro3" style:family="table-row">
      <style:table-row-properties style:row-height="1.367cm"/>
    </style:style>
    <style:style style:name="ro4" style:family="table-row">
      <style:table-row-properties style:row-height="1.375cm"/>
    </style:style>
    <style:style style:name="ce1" style:family="table-cell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ce2" style:family="table-cell">
      <style:paragraph-properties fo:margin-left="0cm" fo:margin-right="0cm" fo:margin-top="0cm" fo:margin-bottom="0cm" fo:text-indent="0cm" style:writing-mode="lr-tb"/>
      <style:text-properties fo:font-size="20pt" fo:background-color="#ffff99" style:font-size-asian="20pt" style:font-size-complex="20pt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99"/>
    </style:style>
    <style:style style:name="P6" style:family="paragraph">
      <loext:graphic-properties draw:fill-color="#ffff99"/>
      <style:paragraph-properties fo:text-align="center"/>
      <style:text-properties fo:color="#ff3333"/>
    </style:style>
    <style:style style:name="P7" style:family="paragraph">
      <style:paragraph-properties fo:margin-left="0cm" fo:margin-right="0cm" fo:margin-top="0cm" fo:margin-bottom="0cm" fo:text-indent="0cm" style:writing-mode="lr-tb"/>
    </style:style>
    <style:style style:name="P8" style:family="paragraph">
      <style:paragraph-properties fo:margin-left="0cm" fo:margin-right="0cm" fo:margin-top="0cm" fo:margin-bottom="0cm" fo:text-indent="0cm" style:writing-mode="lr-tb"/>
      <style:text-properties fo:background-color="#ffff99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ff99" fo:font-size="26pt" style:font-size-asian="26pt" style:font-size-complex="26pt"/>
    </style:style>
    <style:style style:name="T4" style:family="text">
      <style:text-properties fo:color="#ff3333"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background-color="#ffff99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0cm" svg:height="9.274cm" svg:x="1.4cm" svg:y="1.6cm" presentation:class="subtitle">
          <draw:text-box>
            <text:p><text:span text:style-name="T1">JWords8020</text:span><text:span text:style-name="T1">の考え方</text:span></text:p>
          </draw:text-box>
        </draw:frame>
        <draw:frame draw:style-name="gr1" draw:text-style-name="P2" draw:layer="layout" svg:width="9.9cm" svg:height="2.339cm" svg:x="13.6cm" svg:y="12.2cm">
          <draw:text-box>
            <text:p><text:span text:style-name="T2">日付：</text:span><text:span text:style-name="T2">2017/02/14</text:span><text:span text:style-name="T2">（火）</text:span></text:p>
            <text:p><text:span text:style-name="T2">作成：タン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目次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デモ</text:p>
              </text:list-item>
              <text:list-item>
                <text:p>JWords8020の紹介</text:p>
              </text:list-item>
              <text:list-item>
                <text:p>なぜオープンソース</text:p>
              </text:list-item>
              <text:list-item>
                <text:p>Roadmap＆開発現状</text:p>
              </text:list-item>
              <text:list-item>
                <text:p>今後の言語補助ツール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デモ</text:p>
          </draw:text-box>
        </draw:frame>
        <draw:frame presentation:style-name="pr4" draw:layer="layout" svg:width="12.509cm" svg:height="12.179cm" svg:x="14.091cm" svg:y="5cm" presentation:class="outline" presentation:user-transformed="true">
          <draw:text-box>
            <text:list text:style-name="L3">
              <text:list-item>
                <text:p>デモページ<text:line-break/>http://dev.nashiari.com/JWords8020/web/</text:p>
              </text:list-item>
              <text:list-item>
                <text:p>ファイルアップロード</text:p>
                <text:list>
                  <text:list-item>
                    <text:p>txt, docx, pdf</text:p>
                  </text:list-item>
                  <text:list-item>
                    <text:p>zip</text:p>
                  </text:list-item>
                </text:list>
              </text:list-item>
              <text:list-item>
                <text:p>ホームページ内容取得</text:p>
              </text:list-item>
              <text:list-item>
                <text:p>トップ％設定</text:p>
              </text:list-item>
            </text:list>
          </draw:text-box>
        </draw:frame>
        <draw:frame draw:style-name="gr3" draw:text-style-name="P3" draw:layer="layout" svg:width="11.64cm" svg:height="10.672cm" svg:x="1.8cm" svg:y="6.4cm">
          <draw:image xlink:href="Pictures/10000000000003E40000039197FE2B6D6E791F6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JWords8020の紹介</text:p>
          </draw:text-box>
        </draw:frame>
        <draw:frame presentation:style-name="pr4" draw:layer="layout" svg:width="12.6cm" svg:height="12.179cm" svg:x="14cm" svg:y="5cm" presentation:class="outline" presentation:user-transformed="true">
          <draw:text-box>
            <text:list text:style-name="L3">
              <text:list-item>
                <text:p>パレートの法則</text:p>
              </text:list-item>
              <text:list-item>
                <text:p>ベトナムの開発者、BrSEの日本語資料解読を効率化するツール</text:p>
              </text:list-item>
              <text:list-item>
                <text:p>オープンソース<text:line-break/>https://github.com/umbalaconmeogia/JapaneseForDeveloper</text:p>
              </text:list-item>
            </text:list>
          </draw:text-box>
        </draw:frame>
        <draw:frame draw:style-name="gr3" draw:text-style-name="P3" draw:layer="layout" svg:width="11.731cm" svg:height="9.197cm" svg:x="1.669cm" svg:y="6.8cm">
          <draw:image xlink:href="Pictures/100000000000015200000109E3C6C5378A3B6F4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なぜオープンソース</text:p>
          </draw:text-box>
        </draw:frame>
        <draw:frame presentation:style-name="pr4" draw:layer="layout" svg:width="12.6cm" svg:height="12.179cm" svg:x="14cm" svg:y="5cm" presentation:class="outline" presentation:user-transformed="true">
          <draw:text-box>
            <text:list text:style-name="L3">
              <text:list-item>
                <text:p>ベトナムの日本市場向けのソフトウェア開発の課題解決</text:p>
                <text:list>
                  <text:list-item>
                    <text:p>開発者が直接仕様を読む</text:p>
                  </text:list-item>
                  <text:list-item>
                    <text:p>Comtor仕事の品質向上</text:p>
                  </text:list-item>
                  <text:list-item>
                    <text:p>たくさん使ってもらう。</text:p>
                  </text:list-item>
                </text:list>
              </text:list-item>
              <text:list-item>
                <text:p>企業の機密情報の懸念</text:p>
              </text:list-item>
              <text:list-item>
                <text:p>開発リソースの動員</text:p>
              </text:list-item>
            </text:list>
          </draw:text-box>
        </draw:frame>
        <draw:custom-shape draw:style-name="gr4" draw:text-style-name="P5" draw:layer="layout" svg:width="11.058cm" svg:height="4cm" svg:x="2cm" svg:y="6cm">
          <text:p text:style-name="P4"><text:span text:style-name="T3">Community Edi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1.058cm" svg:height="4cm" svg:x="2cm" svg:y="11.2cm">
          <text:p text:style-name="P4"><text:span text:style-name="T4">Enterprise Edi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Roadmap＆開発現状</text:p>
          </draw:text-box>
        </draw:frame>
        <draw:frame draw:style-name="standard" draw:layer="layout" svg:width="23.911cm" svg:height="13.058cm" svg:x="1.539cm" svg:y="4.9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5">Community Edition</text:span></text:p>
              </table:table-cell>
              <table:table-cell table:number-columns-spanned="2">
                <text:p text:style-name="P7"><text:span text:style-name="T5">Enterprise Edition</text:span></text:p>
              </table:table-cell>
              <table:covered-table-cell/>
            </table:table-row>
            <table:table-row table:style-name="ro2" table:default-cell-style-name="ce1">
              <table:table-cell table:style-name="ce2">
                <text:p text:style-name="P8"><text:span text:style-name="T6">基本機能：ファイルアップロード、形態素解析、統計</text:span></text:p>
              </table:table-cell>
              <table:table-cell table:number-columns-spanned="2">
                <text:p text:style-name="P7"><text:span text:style-name="T5">より正確な形態素解析</text:span></text:p>
              </table:table-cell>
              <table:covered-table-cell/>
            </table:table-row>
            <table:table-row table:style-name="ro3" table:default-cell-style-name="ce1">
              <table:table-cell>
                <text:p text:style-name="P7"><text:span text:style-name="T5">大きなファイル対応</text:span></text:p>
              </table:table-cell>
              <table:table-cell table:number-columns-spanned="2"/>
              <table:covered-table-cell/>
            </table:table-row>
            <table:table-row table:style-name="ro1" table:default-cell-style-name="ce1">
              <table:table-cell>
                <text:p text:style-name="P7"><text:span text:style-name="T5">Word</text:span><text:span text:style-name="T5">、</text:span><text:span text:style-name="T5">PDF</text:span><text:span text:style-name="T5">テキスト取得改善</text:span></text:p>
              </table:table-cell>
              <table:table-cell table:number-columns-spanned="2"/>
              <table:covered-table-cell/>
            </table:table-row>
            <table:table-row table:style-name="ro1" table:default-cell-style-name="ce1">
              <table:table-cell>
                <text:p text:style-name="P7"><text:span text:style-name="T5">Excel</text:span><text:span text:style-name="T5">と</text:span><text:span text:style-name="T5">OpenOffice</text:span><text:span text:style-name="T5">ファイル対応</text:span></text:p>
              </table:table-cell>
              <table:table-cell table:number-columns-spanned="2"/>
              <table:covered-table-cell/>
            </table:table-row>
            <table:table-row table:style-name="ro3" table:default-cell-style-name="ce1">
              <table:table-cell/>
              <table:table-cell table:number-columns-spanned="2">
                <text:p text:style-name="P7"><text:span text:style-name="T5">辞書データ</text:span></text:p>
              </table:table-cell>
              <table:covered-table-cell/>
            </table:table-row>
            <table:table-row table:style-name="ro3" table:default-cell-style-name="ce1">
              <table:table-cell/>
              <table:table-cell table:number-columns-spanned="2">
                <text:p text:style-name="P7"><text:span text:style-name="T5">プロジェクト用語集作成</text:span></text:p>
              </table:table-cell>
              <table:covered-table-cell/>
            </table:table-row>
            <table:table-row table:style-name="ro3" table:default-cell-style-name="ce1">
              <table:table-cell/>
              <table:table-cell table:number-columns-spanned="2">
                <text:p text:style-name="P7"><text:span text:style-name="T5">ユーザ個別のデータ処理</text:span></text:p>
              </table:table-cell>
              <table:covered-table-cell/>
            </table:table-row>
            <table:table-row table:style-name="ro4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今後の言語補助ツ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AI／端末／クラウドの応用で、各言語間の翻訳が別格に向上される。</text:p>
              </text:list-item>
              <text:list-item>
                <text:p>JWords8020の利用期間は、後2年まで。</text:p>
              </text:list-item>
              <text:list-item>
                <text:p>JWords8020のコア部分は、パレートの法則の考え方。<text:line-break/>他のシステムにも利用できる設計である。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明朝2" svg:font-family="'ＭＳ 明朝'" style:font-adornments="標準" style:font-family-generic="roma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ＭＳ 明朝" svg:font-family="'ＭＳ 明朝'" style:font-family-generic="roman" style:font-pitch="variable"/>
    <style:font-face style:name="ＭＳ 明朝1" svg:font-family="'ＭＳ 明朝'" style:font-adornments="標準" style:font-family-generic="roman" style:font-pitch="variable"/>
    <style:font-face style:name="ＭＳ Ｐ明朝" svg:font-family="'ＭＳ Ｐ明朝'" style:font-family-generic="roman" style:font-pitch="variable"/>
    <style:font-face style:name="ＭＳ Ｐ明朝1" svg:font-family="'ＭＳ Ｐ明朝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ＭＳ 明朝3" svg:font-family="'ＭＳ 明朝'" style:font-family-generic="system" style:font-pitch="variable"/>
    <style:font-face style:name="ＭＳ 明朝4" svg:font-family="'ＭＳ 明朝'" style:font-adornments="標準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2" svg:font-family="'ＭＳ Ｐ明朝'" style:font-family-generic="system" style:font-pitch="variable"/>
    <style:font-face style:name="ＭＳ Ｐ明朝3" svg:font-family="'ＭＳ Ｐ明朝'" style:font-adornments="標準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3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fe7f5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 style:writing-mode="lr-tb"/>
      <style:text-properties style:use-window-font-color="true" style:text-outline="false" style:text-line-through-style="none" style:text-line-through-type="none" style:font-name="ＭＳ Ｐ明朝1" fo:font-family="'ＭＳ Ｐ明朝'" style:font-style-name="標準" style:font-family-generic="roman" style:font-pitch="variable" fo:font-size="29.3999996185303pt" fo:font-style="normal" fo:text-shadow="none" style:text-underline-style="none" fo:font-weight="normal" style:letter-kerning="true" style:font-name-asian="ＭＳ Ｐ明朝1" style:font-family-asian="'ＭＳ Ｐ明朝'" style:font-style-name-asian="標準" style:font-family-generic-asian="roman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663cm" fo:text-indent="0cm" style:writing-mode="lr-tb"/>
      <style:text-properties fo:color="#050505" style:text-outline="false" style:text-line-through-style="none" style:text-line-through-type="none" style:font-name="ＭＳ 明朝2" fo:font-family="'ＭＳ 明朝'" style:font-style-name="標準" style:font-family-generic="roman" style:font-pitch="fixed" fo:font-size="42.7000007629395pt" fo:font-style="normal" fo:text-shadow="none" style:text-underline-style="none" fo:font-weight="normal" style:letter-kerning="true" style:font-name-asian="ＭＳ 明朝2" style:font-family-asian="'ＭＳ 明朝'" style:font-style-name-asian="標準" style:font-family-generic-asian="roman" style:font-pitch-asian="fixed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1" fo:font-family="'Liberation Sans'" style:font-family-generic="swiss" style:font-pitch="variable" fo:font-size="37.0999984741211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1" fo:font-family="'Liberation Sans'" style:font-family-generic="swiss" style:font-pitch="variable" fo:font-size="32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ＭＳ Ｐ明朝1" fo:font-family="'ＭＳ Ｐ明朝'" style:font-style-name="標準" style:font-family-generic="roman" style:font-pitch="variable" fo:font-size="32pt" fo:font-style="normal" fo:text-shadow="none" style:text-underline-style="none" fo:font-weight="normal" style:letter-kerning="true" style:font-name-asian="ＭＳ Ｐ明朝1" style:font-family-asian="'ＭＳ Ｐ明朝'" style:font-style-name-asian="標準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color="#050505" style:text-outline="false" style:text-line-through-style="none" style:text-line-through-type="none" style:font-name="ＭＳ Ｐ明朝1" fo:font-family="'ＭＳ Ｐ明朝'" style:font-style-name="標準" style:font-family-generic="roman" style:font-pitch="variable" fo:font-size="58.7000007629395pt" fo:font-style="normal" fo:text-shadow="none" style:text-underline-style="none" fo:font-weight="normal" style:letter-kerning="true" style:font-name-asian="ＭＳ Ｐ明朝1" style:font-family-asian="'ＭＳ Ｐ明朝'" style:font-style-name-asian="標準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02:32:27.981000000</meta:creation-date>
    <dc:date>2017-02-14T04:48:22.888000000</dc:date>
    <meta:editing-duration>PT1H32M19S</meta:editing-duration>
    <meta:editing-cycles>25</meta:editing-cycles>
    <meta:generator>LibreOffice/5.2.3.3$Windows_x86 LibreOffice_project/d54a8868f08a7b39642414cf2c8ef2f228f780cf</meta:generator>
    <meta:document-statistic meta:object-count="77"/>
  </office:meta>
</office:document-meta>
</file>